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ur points are required to uniquely describe a cubic curve (the first article you've linked covers that case). <text:s/>You have more than four points so are unlikely to get a perfect fit - some kind of compromise or trade-off will be required. <text:s/>Therefore this is a non-linear minimisation (nlm) problem, and the software you need is known as a general purpose “optimiser” or “solver”.</text:p>
      <text:p text:style-name="Standard"/>
      <text:p text:style-name="Standard">If you want to understand what a solver can do for you, then I recommend the Excel Solver, and finding a good tutorial for it (the second article makes a bit of a meal of introducing solvers, and I feel that using C++ to learn about this would add needless complexity the process. <text:s/>Other spreadsheet packages with solvers are available).</text:p>
      <text:p text:style-name="Standard"/>
      <text:p text:style-name="Standard">If you're interested in the underlying optimisation techniques then Essential of Meta-heuristics is a great free read which will give you an idea of how to go about implementing this sort of thing yourself. <text:s/>However, as programmers we tend to be more pragmatic and treat things as black-boxes, or else we'd never get anything done.</text:p>
      <text:p text:style-name="Standard"/>
      <text:p text:style-name="Standard">For readability, let's use this formulation for describing our desired cubic curve.</text:p>
      <text:p text:style-name="Standard"/>
      <text:p text:style-name="Standard">x(t) = at^3 + bt^2 + ct + d</text:p>
      <text:p text:style-name="Standard">y(t) = et^3 + ft^2 + gt + h</text:p>
      <text:p text:style-name="Standard"/>
      <text:p text:style-name="Standard">0 &lt;= t &lt;= 1</text:p>
      <text:p text:style-name="Standard"/>
      <text:p text:style-name="Standard">If you've not seen this before, imagine a pen placed on the paper at time t=0, drawing a curve and finishing at t=1. <text:s/>We may be more familiar with y being plotted against x on classroom whiteboards, but it shouldn't be too much of a stretch to see that in this situation we can't be constrained to move in a straight line the x-axis, and this gives us the same freedom to curve as we're used to having on the y-axis.</text:p>
      <text:p text:style-name="Standard"/>
      <text:p text:style-name="Standard">So we will be looking for optimal values of a, b, c, d, e, f, g, h, a value for t for each point, and we would also like the distance from t=0 to t=1 to be as short as possible.</text:p>
      <text:p text:style-name="Standard"/>
      <text:p text:style-name="Standard">A Bezier formulation would look for the two points and two control points which describe a cubic Bezier. <text:s/>Eight other values instead of a-h which are just another way of describing the same desired cubic curve. <text:s/>Sometimes changing the formulation can really help an optimizer do its job, but I doubt it makes much of a difference her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Bartlett</meta:initial-creator>
    <meta:creation-date>2016-08-31T09:27:32.19</meta:creation-date>
    <dc:date>2016-08-31T11:21:27.58</dc:date>
    <dc:creator>Antony Bartlett</dc:creator>
    <meta:editing-duration>PT1H38M34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1" meta:paragraph-count="10" meta:word-count="394" meta:character-count="2122"/>
  </office:meta>
</office:document-meta>
</file>